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4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12C @ 1.1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3"/>18284 <text:s/>99-05-14 13:51 <text:s text:c="2"/>2 <text:s text:c="3"/>959797 <text:s text:c="6"/>C12 <text:s/>0.92 <text:s text:c="2"/>1161 <text:s text:c="2"/>5.0 <text:s text:c="3"/>751 <text:s text:c="2"/>5996 <text:s/>128 <text:s text:c="3"/>28133 <text:s text:c="2"/>10 <text:s text:c="21"/>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28133" calcext:value-type="float">
            <text:p>28133</text:p>
          </table:table-cell>
          <table:table-cell/>
          <table:table-cell table:formula="of:=SUM([.D3:.E7])*0.0000001" office:value-type="float" office:value="0.079016647" calcext:value-type="float">
            <text:p>0.07901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8285 <text:s/>99-05-14 21:41 <text:s/>13 <text:s/>10017933 <text:s text:c="6"/>C12 <text:s/>0.88 <text:s text:c="2"/>1161 <text:s text:c="2"/>5.0 <text:s text:c="3"/>751 <text:s text:c="2"/>5996 <text:s/>100 <text:s text:c="2"/>245170 <text:s text:c="2"/>93 <text:s text:c="21"/>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245170" calcext:value-type="float">
            <text:p>245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86 <text:s/>99-05-15 01:05 <text:s/>10 <text:s text:c="2"/>7100939 <text:s text:c="6"/>C12 <text:s/>0.90 <text:s text:c="2"/>1161 <text:s text:c="2"/>4.8 <text:s text:c="3"/>749 <text:s text:c="2"/>5996 <text:s/>100 <text:s text:c="2"/>172497 <text:s text:c="2"/>64 <text:s text:c="2"/>Resuming Carbon 12 running after crosstalk measurement.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72497" calcext:value-type="float">
            <text:p>172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87 <text:s/>99-05-15 03:20 <text:s/>13 <text:s/>10057278 <text:s text:c="6"/>C12 <text:s/>0.89 <text:s text:c="2"/>1161 <text:s text:c="2"/>5.0 <text:s text:c="3"/>751 <text:s text:c="2"/>5996 <text:s/>100 <text:s text:c="2"/>243819 <text:s text:c="2"/>91 <text:s text:c="2"/>Orbit lock now on the beam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43819" calcext:value-type="float">
            <text:p>243819</text:p>
          </table:table-cell>
          <table:table-cell table:number-columns-repeated="3"/>
          <table:table-cell table:formula="of:=[.G3]+[.G9]" office:value-type="float" office:value="0.18431998" calcext:value-type="float">
            <text:p>0.18431998</text:p>
          </table:table-cell>
        </table:table-row>
        <table:table-row table:style-name="ro1">
          <table:table-cell office:value-type="string" calcext:value-type="string">
            <text:p><text:s text:c="3"/>18288 <text:s/>99-05-15 05:29 <text:s text:c="2"/>6 <text:s text:c="2"/>4111792 <text:s text:c="6"/>C12 <text:s/>0.88 <text:s text:c="2"/>1161 <text:s text:c="2"/>5.0 <text:s text:c="3"/>749 <text:s text:c="2"/>5996 <text:s/>100 <text:s text:c="2"/>100543 <text:s text:c="2"/>38 <text:s text:c="21"/>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100543" calcext:value-type="float">
            <text:p>10054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3"/>18294 <text:s/>99-05-16 04:39 <text:s text:c="2"/>5 <text:s text:c="2"/>3615872 <text:s text:c="6"/>C12 <text:s/>0.92 <text:s text:c="2"/>1161 <text:s text:c="2"/>5.0 <text:s text:c="2"/>1501 <text:s text:c="2"/>5996 <text:s/>100 <text:s text:c="2"/>146921 <text:s text:c="2"/>54 <text:s text:c="21"/>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146921" calcext:value-type="float">
            <text:p>146921</text:p>
          </table:table-cell>
          <table:table-cell/>
          <table:table-cell table:formula="of:=SUM([.D9:.E13])*0.0000001" office:value-type="float" office:value="0.105303333" calcext:value-type="float">
            <text:p>0.10530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8297 <text:s/>99-05-16 10:19 <text:s/>20 <text:s/>14498993 <text:s text:c="6"/>C12 <text:s/>0.91 <text:s text:c="2"/>1161 <text:s text:c="2"/>7.0 <text:s text:c="2"/>1501 <text:s text:c="2"/>5996 <text:s/>100 <text:s text:c="2"/>592570 <text:s/>163 <text:s text:c="7"/>Production run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592570" calcext:value-type="float">
            <text:p>592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298 <text:s/>99-05-16 13:26 <text:s text:c="2"/>9 <text:s text:c="2"/>5769071 <text:s text:c="6"/>C12 <text:s/>0.90 <text:s text:c="2"/>1161 <text:s text:c="2"/>8.0 <text:s text:c="2"/>1501 <text:s text:c="2"/>5996 <text:s/>100 <text:s text:c="2"/>237443 <text:s text:c="2"/>55 <text:s text:c="2"/>Production run with slightly higher beam current (8.0 nA).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37443" calcext:value-type="float">
            <text:p>237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306 <text:s/>99-05-16 20:28 <text:s text:c="2"/>3 <text:s text:c="2"/>1899002 <text:s text:c="6"/>C12 <text:s/>0.87 <text:s text:c="2"/>1161 <text:s text:c="2"/>6.0 <text:s text:c="2"/>1501 <text:s text:c="2"/>5996 <text:s/>100 <text:s text:c="3"/>55671 <text:s text:c="2"/>16 <text:s text:c="21"/>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55671" calcext:value-type="float">
            <text:p>55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18307 <text:s/>99-05-16 21:02 <text:s text:c="2"/>2 <text:s text:c="3"/>935783 <text:s text:c="6"/>C12 <text:s/>0.73 <text:s text:c="2"/>1161 <text:s text:c="2"/>6.0 <text:s text:c="2"/>1499 <text:s text:c="2"/>5996 <text:s/>100 <text:s text:c="3"/>20424 <text:s text:c="3"/>7 <text:s text:c="2"/>Large hole in region 3, sector 3 of drift chambers.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office:value-type="float" office:value="20424" calcext:value-type="float">
            <text:p>2042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4He @ 2.2GeV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1934" calcext:value-type="float">
            <text:p>51934</text:p>
          </table:table-cell>
          <table:table-cell/>
          <table:table-cell table:formula="of:=SUM([.A18:.B69])*0.0000001" office:value-type="float" office:value="1.165842524" calcext:value-type="float">
            <text:p>1.165842524</text:p>
          </table:table-cell>
          <table:table-cell table:number-columns-repeated="5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5986" calcext:value-type="float">
            <text:p>12598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91916" calcext:value-type="float">
            <text:p>191916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25862" calcext:value-type="float">
            <text:p>225862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92100" calcext:value-type="float">
            <text:p>92100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3557" calcext:value-type="float">
            <text:p>73557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1976" calcext:value-type="float">
            <text:p>18197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23577" calcext:value-type="float">
            <text:p>32357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6075" calcext:value-type="float">
            <text:p>26607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77838" calcext:value-type="float">
            <text:p>17783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5154" calcext:value-type="float">
            <text:p>2515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84832" calcext:value-type="float">
            <text:p>84832</text:p>
          </table:table-cell>
          <table:table-cell table:number-columns-repeated="7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630" calcext:value-type="float">
            <text:p>7630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4114" calcext:value-type="float">
            <text:p>114114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2624" calcext:value-type="float">
            <text:p>7262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9836" calcext:value-type="float">
            <text:p>139836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0849" calcext:value-type="float">
            <text:p>140849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1825" calcext:value-type="float">
            <text:p>5182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0235" calcext:value-type="float">
            <text:p>34023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80201" calcext:value-type="float">
            <text:p>18020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83435" calcext:value-type="float">
            <text:p>28343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81716" calcext:value-type="float">
            <text:p>8171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0688" calcext:value-type="float">
            <text:p>40688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20463" calcext:value-type="float">
            <text:p>220463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05289" calcext:value-type="float">
            <text:p>10528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31208" calcext:value-type="float">
            <text:p>13120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6250" calcext:value-type="float">
            <text:p>47625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1297" calcext:value-type="float">
            <text:p>30129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96969" calcext:value-type="float">
            <text:p>49696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76720" calcext:value-type="float">
            <text:p>47672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11925" calcext:value-type="float">
            <text:p>51192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83482" calcext:value-type="float">
            <text:p>28348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6055" calcext:value-type="float">
            <text:p>47605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4665" calcext:value-type="float">
            <text:p>27466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1038" calcext:value-type="float">
            <text:p>41038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3715" calcext:value-type="float">
            <text:p>1371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0298" calcext:value-type="float">
            <text:p>30298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32272" calcext:value-type="float">
            <text:p>232272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94405" calcext:value-type="float">
            <text:p>49440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51254" calcext:value-type="float">
            <text:p>351254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73066" calcext:value-type="float">
            <text:p>7306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1266" calcext:value-type="float">
            <text:p>6126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9975" calcext:value-type="float">
            <text:p>22997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75511" calcext:value-type="float">
            <text:p>67551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1234" calcext:value-type="float">
            <text:p>81234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85953" calcext:value-type="float">
            <text:p>485953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25611" calcext:value-type="float">
            <text:p>125611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4118" calcext:value-type="float">
            <text:p>16411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18311" calcext:value-type="float">
            <text:p>41831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90565" calcext:value-type="float">
            <text:p>49056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3587" calcext:value-type="float">
            <text:p>393587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67917" calcext:value-type="float">
            <text:p>267917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4He @ 4.4GeV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3963" calcext:value-type="float">
            <text:p>33963</text:p>
          </table:table-cell>
          <table:table-cell/>
          <table:table-cell table:formula="of:=SUM([.A74:.B134])*0.0000001" office:value-type="float" office:value="0.9788458" calcext:value-type="float">
            <text:p>0.9788458</text:p>
          </table:table-cell>
          <table:table-cell table:number-columns-repeated="5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9097" calcext:value-type="float">
            <text:p>69097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92336" calcext:value-type="float">
            <text:p>9233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83" calcext:value-type="float">
            <text:p>6483</text:p>
          </table:table-cell>
          <table:table-cell table:number-columns-repeated="7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270" calcext:value-type="float">
            <text:p>627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3976" calcext:value-type="float">
            <text:p>13397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5557" calcext:value-type="float">
            <text:p>7555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498" calcext:value-type="float">
            <text:p>1849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9139" calcext:value-type="float">
            <text:p>30913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44705" calcext:value-type="float">
            <text:p>14470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1589" calcext:value-type="float">
            <text:p>7158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77838" calcext:value-type="float">
            <text:p>27783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0762" calcext:value-type="float">
            <text:p>80762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55855" calcext:value-type="float">
            <text:p>15585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53161" calcext:value-type="float">
            <text:p>25316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99354" calcext:value-type="float">
            <text:p>199354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1604" calcext:value-type="float">
            <text:p>61604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36935" calcext:value-type="float">
            <text:p>336935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26876" calcext:value-type="float">
            <text:p>326876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83817" calcext:value-type="float">
            <text:p>18381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70362" calcext:value-type="float">
            <text:p>270362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2083" calcext:value-type="float">
            <text:p>22083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0800" calcext:value-type="float">
            <text:p>43080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11607" calcext:value-type="float">
            <text:p>511607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7445" calcext:value-type="float">
            <text:p>5744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14770" calcext:value-type="float">
            <text:p>41477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34634" calcext:value-type="float">
            <text:p>23463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236" calcext:value-type="float">
            <text:p>3323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1626" calcext:value-type="float">
            <text:p>8162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1374" calcext:value-type="float">
            <text:p>13137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39766" calcext:value-type="float">
            <text:p>23976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00189" calcext:value-type="float">
            <text:p>7001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4642" calcext:value-type="float">
            <text:p>104642</text:p>
          </table:table-cell>
          <table:table-cell table:number-columns-repeated="7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0657" calcext:value-type="float">
            <text:p>1065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3790" calcext:value-type="float">
            <text:p>39379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7437" calcext:value-type="float">
            <text:p>337437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6255" calcext:value-type="float">
            <text:p>76255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4288" calcext:value-type="float">
            <text:p>14288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9415" calcext:value-type="float">
            <text:p>199415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3821" calcext:value-type="float">
            <text:p>3382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67987" calcext:value-type="float">
            <text:p>46798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382" calcext:value-type="float">
            <text:p>2038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98721" calcext:value-type="float">
            <text:p>39872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6628" calcext:value-type="float">
            <text:p>66628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1173" calcext:value-type="float">
            <text:p>11173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960" calcext:value-type="float">
            <text:p>38960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5836" calcext:value-type="float">
            <text:p>35836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7394" calcext:value-type="float">
            <text:p>47394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15776" calcext:value-type="float">
            <text:p>21577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2695" calcext:value-type="float">
            <text:p>11269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939" calcext:value-type="float">
            <text:p>88939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0220" calcext:value-type="float">
            <text:p>3022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5458" calcext:value-type="float">
            <text:p>2545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7525" calcext:value-type="float">
            <text:p>17752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9347" calcext:value-type="float">
            <text:p>10934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51556" calcext:value-type="float">
            <text:p>35155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17189" calcext:value-type="float">
            <text:p>2171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037" calcext:value-type="float">
            <text:p>1103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7441" calcext:value-type="float">
            <text:p>147441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8750" calcext:value-type="float">
            <text:p>1875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9378" calcext:value-type="float">
            <text:p>59378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12C @ 4.4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47581" calcext:value-type="float">
            <text:p>147581</text:p>
          </table:table-cell>
          <table:table-cell/>
          <table:table-cell table:formula="of:=SUM([.A144:.B184])*0.0000001" office:value-type="float" office:value="2.495015158" calcext:value-type="float">
            <text:p>2.495015158</text:p>
          </table:table-cell>
          <table:table-cell table:number-columns-repeated="5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586163" calcext:value-type="float">
            <text:p>586163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34250" calcext:value-type="float">
            <text:p>734250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9123" calcext:value-type="float">
            <text:p>149123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92132" calcext:value-type="float">
            <text:p>492132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8608" calcext:value-type="float">
            <text:p>38608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3849" calcext:value-type="float">
            <text:p>213849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62588" calcext:value-type="float">
            <text:p>16258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04356" calcext:value-type="float">
            <text:p>100435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56298" calcext:value-type="float">
            <text:p>105629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19296" calcext:value-type="float">
            <text:p>61929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58732" calcext:value-type="float">
            <text:p>105873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6772" calcext:value-type="float">
            <text:p>2677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78846" calcext:value-type="float">
            <text:p>7884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34228" calcext:value-type="float">
            <text:p>434228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02285" calcext:value-type="float">
            <text:p>302285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99636" calcext:value-type="float">
            <text:p>9963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6332" calcext:value-type="float">
            <text:p>13633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61559" calcext:value-type="float">
            <text:p>106155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27719" calcext:value-type="float">
            <text:p>12771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94043" calcext:value-type="float">
            <text:p>109404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98203" calcext:value-type="float">
            <text:p>109820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63957" calcext:value-type="float">
            <text:p>563957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22118" calcext:value-type="float">
            <text:p>102211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68346" calcext:value-type="float">
            <text:p>106834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65492" calcext:value-type="float">
            <text:p>66549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31511" calcext:value-type="float">
            <text:p>331511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20965" calcext:value-type="float">
            <text:p>220965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28017" calcext:value-type="float">
            <text:p>328017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99865" calcext:value-type="float">
            <text:p>1199865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10896" calcext:value-type="float">
            <text:p>51089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56483" calcext:value-type="float">
            <text:p>115648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100681" calcext:value-type="float">
            <text:p>110068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75210" calcext:value-type="float">
            <text:p>1075210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25676" calcext:value-type="float">
            <text:p>62567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209848" calcext:value-type="float">
            <text:p>1209848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9708" calcext:value-type="float">
            <text:p>6970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052287" calcext:value-type="float">
            <text:p>1052287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0931" calcext:value-type="float">
            <text:p>190931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25676" calcext:value-type="float">
            <text:p>62567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209848" calcext:value-type="float">
            <text:p>1209848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56Fe @ 2.2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80789" calcext:value-type="float">
            <text:p>80789</text:p>
          </table:table-cell>
          <table:table-cell/>
          <table:table-cell table:formula="of:=SUM([.A190:.B195])*0.0000001" office:value-type="float" office:value="0.217238267" calcext:value-type="float">
            <text:p>0.217238267</text:p>
          </table:table-cell>
          <table:table-cell table:number-columns-repeated="5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7574" calcext:value-type="float">
            <text:p>87574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61467" calcext:value-type="float">
            <text:p>761467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79168" calcext:value-type="float">
            <text:p>479168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07111" calcext:value-type="float">
            <text:p>107111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56268" calcext:value-type="float">
            <text:p>65626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6Fe @ 4.4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3637" calcext:value-type="float">
            <text:p>53637</text:p>
          </table:table-cell>
          <table:table-cell/>
          <table:table-cell table:formula="of:=SUM([.A199:.B203])*0.0000001" office:value-type="float" office:value="0.308581281" calcext:value-type="float">
            <text:p>0.308581281</text:p>
          </table:table-cell>
          <table:table-cell table:number-columns-repeated="5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274472" calcext:value-type="float">
            <text:p>1274472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6428" calcext:value-type="float">
            <text:p>46428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983601" calcext:value-type="float">
            <text:p>98360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27671" calcext:value-type="float">
            <text:p>727671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12C @ 2.2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8118 (missing file v2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127 (extra file v4)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79274" calcext:value-type="float">
            <text:p>79274</text:p>
          </table:table-cell>
          <table:table-cell/>
          <table:table-cell table:formula="of:=SUM([.A217:.B258])*0.0000001" office:value-type="float" office:value="2.640609105" calcext:value-type="float">
            <text:p>2.640609105</text:p>
          </table:table-cell>
          <table:table-cell table:number-columns-repeated="5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9020" calcext:value-type="float">
            <text:p>49020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92830" calcext:value-type="float">
            <text:p>9283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70039" calcext:value-type="float">
            <text:p>870039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87579" calcext:value-type="float">
            <text:p>487579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787448" calcext:value-type="float">
            <text:p>787448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04453" calcext:value-type="float">
            <text:p>904453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944529" calcext:value-type="float">
            <text:p>944529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70603" calcext:value-type="float">
            <text:p>570603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0616" calcext:value-type="float">
            <text:p>180616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4129" calcext:value-type="float">
            <text:p>33412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874736" calcext:value-type="float">
            <text:p>874736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879182" calcext:value-type="float">
            <text:p>879182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81849" calcext:value-type="float">
            <text:p>681849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53787" calcext:value-type="float">
            <text:p>55378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66913" calcext:value-type="float">
            <text:p>1166913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72238" calcext:value-type="float">
            <text:p>672238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1751" calcext:value-type="float">
            <text:p>211751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59642" calcext:value-type="float">
            <text:p>259642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45057" calcext:value-type="float">
            <text:p>54505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68148" calcext:value-type="float">
            <text:p>1068148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83387" calcext:value-type="float">
            <text:p>583387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846024" calcext:value-type="float">
            <text:p>84602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59730" calcext:value-type="float">
            <text:p>125973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62777" calcext:value-type="float">
            <text:p>126277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48750" calcext:value-type="float">
            <text:p>64875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317620" calcext:value-type="float">
            <text:p>1317620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87073" calcext:value-type="float">
            <text:p>687073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35079" calcext:value-type="float">
            <text:p>235079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60772" calcext:value-type="float">
            <text:p>160772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49154" calcext:value-type="float">
            <text:p>1149154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0956" calcext:value-type="float">
            <text:p>80956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785136" calcext:value-type="float">
            <text:p>785136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273223" calcext:value-type="float">
            <text:p>1273223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431330" calcext:value-type="float">
            <text:p>1431330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25696" calcext:value-type="float">
            <text:p>425696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35372" calcext:value-type="float">
            <text:p>235372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20299" calcext:value-type="float">
            <text:p>620299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34091" calcext:value-type="float">
            <text:p>634091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3489" calcext:value-type="float">
            <text:p>193489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24230" calcext:value-type="float">
            <text:p>224230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8042" calcext:value-type="float">
            <text:p>13804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85041" calcext:value-type="float">
            <text:p>185041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63362" calcext:value-type="float">
            <text:p>26336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78624" calcext:value-type="float">
            <text:p>1378624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94000" calcext:value-type="float">
            <text:p>494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2 @ 1.1 GeV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794468" calcext:value-type="float">
            <text:p>794468</text:p>
          </table:table-cell>
          <table:table-cell/>
          <table:table-cell table:formula="of:=SUM([.A269:.B269])*0.0000001" office:value-type="float" office:value="0.079446889" calcext:value-type="float">
            <text:p>0.07944688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2 @ 2.2 GeV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66913" calcext:value-type="float">
            <text:p>1166913</text:p>
          </table:table-cell>
          <table:table-cell/>
          <table:table-cell table:formula="of:=SUM([.A274:.B280])*0.0000001" office:value-type="float" office:value="0.34168075" calcext:value-type="float">
            <text:p>0.34168075</text:p>
          </table:table-cell>
          <table:table-cell table:number-columns-repeated="5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6451" calcext:value-type="float">
            <text:p>36451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98101" calcext:value-type="float">
            <text:p>398101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87678" calcext:value-type="float">
            <text:p>587678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66945" calcext:value-type="float">
            <text:p>866945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03929" calcext:value-type="float">
            <text:p>103929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56784" calcext:value-type="float">
            <text:p>256784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H2 @ 4.4 GeV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90952" calcext:value-type="float">
            <text:p>90952</text:p>
          </table:table-cell>
          <table:table-cell/>
          <table:table-cell table:formula="of:=SUM([.A287:.B290])*0.0000001" office:value-type="float" office:value="0.188218873" calcext:value-type="float">
            <text:p>0.188218873</text:p>
          </table:table-cell>
          <table:table-cell table:number-columns-repeated="5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94010" calcext:value-type="float">
            <text:p>794010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25672" calcext:value-type="float">
            <text:p>525672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71551" calcext:value-type="float">
            <text:p>47155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7:19:39.819288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7:10:33.474028901</meta:creation-date>
    <dc:date>2020-10-08T20:53:05.498408869</dc:date>
    <meta:editing-duration>PT19H51M39S</meta:editing-duration>
    <meta:editing-cycles>52</meta:editing-cycles>
    <meta:generator>LibreOffice/6.0.7.3$Linux_X86_64 LibreOffice_project/00m0$Build-3</meta:generator>
    <meta:document-statistic meta:table-count="1" meta:cell-count="502" meta:object-count="0"/>
  </office:meta>
</office:document-meta>
</file>